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7.75cm" fo:min-width="0.49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false" fo:min-height="0.5cm" fo:min-width="0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6.647cm" fo:min-width="2.47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126cm" fo:min-width="2.125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722cm" fo:min-width="1.472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342cm" fo:min-width="1.092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000000" draw:textarea-horizontal-align="justify" draw:textarea-vertical-align="middle" draw:auto-grow-height="false" fo:min-height="1.25cm" fo:min-width="1.25cm" fo:padding-top="0.139cm" fo:padding-bottom="0.139cm" fo:padding-left="0.264cm" fo:padding-right="0.264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svg:stroke-linecap="roun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314cm" fo:min-width="1.064cm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28cm" svg:stroke-color="#ff0000" draw:marker-start-width="0.242cm" draw:marker-end-width="0.242cm" draw:stroke-linejoin="round" svg:stroke-linecap="round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svg:stroke-color="#ff0000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soli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stroke="solid" svg:stroke-width="0.028cm" svg:stroke-color="#000000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238cm" fo:min-width="2.493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marker-start-width="0.242cm" draw:marker-end-width="0.242cm" draw:fill-color="#000000" draw:textarea-horizontal-align="justify" draw:textarea-vertical-align="middle" draw:auto-grow-height="false" fo:min-height="0.226cm" fo:min-width="0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28cm" svg:stroke-color="#ff0000" draw:marker-start-width="0.242cm" draw:marker-end-width="0.242cm" draw:fill-color="#ff0000" draw:textarea-horizontal-align="justify" draw:textarea-vertical-align="middle" draw:auto-grow-height="false" fo:min-height="0.226cm" fo:min-width="0cm" fo:padding-top="0.139cm" fo:padding-bottom="0.139cm" fo:padding-left="0.264cm" fo:padding-right="0.264cm"/>
    </style:style>
    <style:style style:name="gr20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true" fo:min-height="1.195cm" fo:min-width="0.235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4.15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167cm" fo:min-width="3.954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24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true" fo:min-height="0.475cm" fo:min-width="1.086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true" fo:min-height="0.475cm" fo:min-width="0.98cm" fo:padding-top="0.139cm" fo:padding-bottom="0.139cm" fo:padding-left="0.264cm" fo:padding-right="0.264cm"/>
      <style:paragraph-properties style:writing-mode="lr-tb"/>
    </style:style>
    <style:style style:name="gr2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76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99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Garamon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 style:writing-mode="lr-tb"/>
      <style:text-properties style:font-name="Garamond"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style:font-name="Garamond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Garamond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style:font-name="Garamond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Garamon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style:font-name="Garamon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style:font-size-asian="10pt" style:font-size-complex="10pt"/>
    </style:style>
    <style:style style:name="T4" style:family="text">
      <style:text-properties style:font-name="Garamon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96cm" svg:height="8cm" svg:x="3.109cm" svg:y="7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927cm" svg:height="0.778cm" draw:transform="rotate (1.5707963267949) translate (3.355cm 12.575cm)">
          <draw:text-box>
            <text:p text:style-name="P2"><text:span text:style-name="T1">QTR - 8RC</text:span></text:p>
          </draw:text-box>
        </draw:frame>
        <draw:custom-shape draw:style-name="gr3" draw:text-style-name="P5" draw:layer="layout" svg:width="3cm" svg:height="6.925cm" svg:x="7.105cm" svg:y="8.325cm">
          <text:p text:style-name="P4"><text:span text:style-name="T2">Arduino Pro Mini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2.75cm" svg:x="4.105cm" svg:y="9.825cm">
          <text:p text:style-name="P4"><text:span text:style-name="T2">Sensor data Bu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2cm" svg:height="3cm" svg:x="15.105cm" svg:y="12.325cm">
          <text:p text:style-name="P4"><text:span text:style-name="T2"><text:s/></text:span><text:span text:style-name="T2">LM29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25cm" svg:height="2.25cm" svg:x="25.105cm" svg:y="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75cm" svg:height="1.5cm" svg:x="25.355cm" svg:y="6.57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1.75cm" svg:height="1.5cm" draw:transform="rotate (-3.14159265358979) translate (27.105cm 8.325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6" draw:layer="layout" svg:width="0.25cm" svg:height="0.25cm" svg:x="26.105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25cm" svg:x="25.978cm" svg:y="6.0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25cm" svg:x="25.987cm" svg:y="8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25cm" svg:height="2.25cm" svg:x="25.106cm" svg:y="12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75cm" svg:height="1.5cm" svg:x="25.356cm" svg:y="12.42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1.75cm" svg:height="1.5cm" draw:transform="rotate (-3.14159265358979) translate (27.106cm 14.172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6" draw:layer="layout" svg:width="0.25cm" svg:height="0.25cm" svg:x="26.106cm" svg:y="13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25cm" svg:x="25.979cm" svg:y="11.9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25cm" svg:x="25.988cm" svg:y="14.42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7.105cm" svg:y1="12.575cm" svg:x2="23.105cm" svg:y2="12.575cm">
          <text:p/>
        </draw:line>
        <draw:line draw:style-name="gr13" draw:text-style-name="P6" draw:layer="layout" svg:x1="26.105cm" svg:y1="6.075cm" svg:x2="26.105cm" svg:y2="5.325cm">
          <text:p/>
        </draw:line>
        <draw:line draw:style-name="gr13" draw:text-style-name="P6" draw:layer="layout" svg:x1="26.105cm" svg:y1="5.325cm" svg:x2="23.105cm" svg:y2="5.325cm">
          <text:p/>
        </draw:line>
        <draw:line draw:style-name="gr14" draw:text-style-name="P6" draw:layer="layout" svg:x1="23.105cm" svg:y1="5.325cm" svg:x2="23.105cm" svg:y2="12.575cm">
          <text:p/>
        </draw:line>
        <draw:line draw:style-name="gr15" draw:text-style-name="P6" draw:layer="layout" svg:x1="17.105cm" svg:y1="13.075cm" svg:x2="23.605cm" svg:y2="13.075cm">
          <text:p/>
        </draw:line>
        <draw:line draw:style-name="gr12" draw:text-style-name="P6" draw:layer="layout" svg:x1="17.105cm" svg:y1="14.575cm" svg:x2="24.105cm" svg:y2="14.575cm">
          <text:p/>
        </draw:line>
        <draw:line draw:style-name="gr15" draw:text-style-name="P6" draw:layer="layout" svg:x1="17.105cm" svg:y1="15.075cm" svg:x2="26.247cm" svg:y2="15.082cm">
          <text:p/>
        </draw:line>
        <draw:line draw:style-name="gr15" draw:text-style-name="P6" draw:layer="layout" svg:x1="26.217cm" svg:y1="8.825cm" svg:x2="26.217cm" svg:y2="10.325cm">
          <text:p/>
        </draw:line>
        <draw:line draw:style-name="gr15" draw:text-style-name="P6" draw:layer="layout" svg:x1="23.605cm" svg:y1="10.325cm" svg:x2="23.605cm" svg:y2="13.075cm">
          <text:p/>
        </draw:line>
        <draw:line draw:style-name="gr15" draw:text-style-name="P6" draw:layer="layout" svg:x1="26.223cm" svg:y1="10.314cm" svg:x2="23.605cm" svg:y2="10.325cm">
          <text:p/>
        </draw:line>
        <draw:line draw:style-name="gr14" draw:text-style-name="P6" draw:layer="layout" svg:x1="24.105cm" svg:y1="10.825cm" svg:x2="24.105cm" svg:y2="14.575cm">
          <text:p/>
        </draw:line>
        <draw:line draw:style-name="gr13" draw:text-style-name="P6" draw:layer="layout" svg:x1="26.105cm" svg:y1="10.825cm" svg:x2="24.105cm" svg:y2="10.825cm">
          <text:p/>
        </draw:line>
        <draw:line draw:style-name="gr13" draw:text-style-name="P6" draw:layer="layout" svg:x1="26.105cm" svg:y1="10.825cm" svg:x2="26.108cm" svg:y2="11.918cm">
          <text:p/>
        </draw:line>
        <draw:line draw:style-name="gr16" draw:text-style-name="P6" draw:layer="layout" svg:x1="26.233cm" svg:y1="14.573cm" svg:x2="26.233cm" svg:y2="15.073cm">
          <text:p/>
        </draw:line>
        <draw:custom-shape draw:style-name="gr17" draw:text-style-name="P5" draw:layer="layout" svg:width="2.993cm" svg:height="1.488cm" svg:x="7.091cm" svg:y="17.341cm">
          <text:p text:style-name="P4"><text:span text:style-name="T2">7.4 v Lipo Battery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061cm" svg:height="0.476cm" svg:x="10.1cm" svg:y="17.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061cm" svg:height="0.476cm" svg:x="10.098cm" svg:y="18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0.763cm" svg:height="1.473cm" svg:x="9.555cm" svg:y="17.378cm">
          <draw:text-box>
            <text:p text:style-name="P9"><text:span text:style-name="T3">-</text:span></text:p>
            <text:p text:style-name="P9"><text:span text:style-name="T3"/></text:p>
            <text:p text:style-name="P9"><text:span text:style-name="T3">+</text:span></text:p>
          </draw:text-box>
        </draw:frame>
        <draw:custom-shape draw:style-name="gr21" draw:text-style-name="P5" draw:layer="layout" svg:width="4.997cm" svg:height="0.698cm" svg:x="10.116cm" svg:y="13.65cm">
          <text:p text:style-name="P4"><text:span text:style-name="T2">Motor A data</text:span></text:p>
          <draw:enhanced-geometry svg:viewBox="0 0 21600 21600" draw:text-areas="0 ?f0 ?f5 ?f2" draw:type="right-arrow" draw:modifiers="18099.399759904 3924.46351931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97cm" svg:height="0.698cm" svg:x="10.095cm" svg:y="12.91cm">
          <text:p text:style-name="P4"><text:span text:style-name="T2">Motor B data</text:span></text:p>
          <draw:enhanced-geometry svg:viewBox="0 0 21600 21600" draw:text-areas="0 ?f0 ?f5 ?f2" draw:type="right-arrow" draw:modifiers="18099.399759904 3924.46351931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6" draw:layer="layout" svg:x1="10.126cm" svg:y1="17.693cm" svg:x2="14.5cm" svg:y2="17.75cm">
          <text:p/>
        </draw:line>
        <draw:line draw:style-name="gr14" draw:text-style-name="P6" draw:layer="layout" svg:x1="10.133cm" svg:y1="18.48cm" svg:x2="14.895cm" svg:y2="18.491cm">
          <text:p/>
        </draw:line>
        <draw:custom-shape draw:style-name="gr23" draw:text-style-name="P6" draw:layer="layout" svg:width="0.504cm" svg:height="0.5cm" svg:x="8.355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609cm" svg:y1="7.825cm" svg:x2="8.609cm" svg:y2="8.325cm">
          <text:p/>
        </draw:line>
        <draw:frame draw:style-name="gr24" draw:text-style-name="P11" draw:layer="layout" svg:width="1.614cm" svg:height="0.753cm" svg:x="7.855cm" svg:y="6.6cm">
          <draw:text-box>
            <text:p><text:span text:style-name="T2">5VDC</text:span></text:p>
          </draw:text-box>
        </draw:frame>
        <draw:line draw:style-name="gr15" draw:text-style-name="P6" draw:layer="layout" svg:x1="8.75cm" svg:y1="15.25cm" svg:x2="8.75cm" svg:y2="15.375cm">
          <text:p/>
        </draw:line>
        <draw:line draw:style-name="gr15" draw:text-style-name="P6" draw:layer="layout" svg:x1="8.25cm" svg:y1="15.375cm" svg:x2="9.25cm" svg:y2="15.375cm">
          <text:p/>
        </draw:line>
        <draw:line draw:style-name="gr15" draw:text-style-name="P6" draw:layer="layout" svg:x1="8.375cm" svg:y1="15.5cm" svg:x2="9.125cm" svg:y2="15.5cm">
          <text:p/>
        </draw:line>
        <draw:line draw:style-name="gr15" draw:text-style-name="P6" draw:layer="layout" svg:x1="8.5cm" svg:y1="15.625cm" svg:x2="9cm" svg:y2="15.625cm">
          <text:p/>
        </draw:line>
        <draw:line draw:style-name="gr15" draw:text-style-name="P6" draw:layer="layout" svg:x1="8.625cm" svg:y1="15.75cm" svg:x2="8.875cm" svg:y2="15.75cm">
          <text:p/>
        </draw:line>
        <draw:line draw:style-name="gr15" draw:text-style-name="P6" draw:layer="layout" svg:x1="8.75cm" svg:y1="15.25cm" svg:x2="8.75cm" svg:y2="15.375cm">
          <text:p/>
        </draw:line>
        <draw:line draw:style-name="gr15" draw:text-style-name="P6" draw:layer="layout" svg:x1="8.25cm" svg:y1="15.375cm" svg:x2="9.25cm" svg:y2="15.375cm">
          <text:p/>
        </draw:line>
        <draw:line draw:style-name="gr15" draw:text-style-name="P6" draw:layer="layout" svg:x1="8.375cm" svg:y1="15.5cm" svg:x2="9.125cm" svg:y2="15.5cm">
          <text:p/>
        </draw:line>
        <draw:line draw:style-name="gr15" draw:text-style-name="P6" draw:layer="layout" svg:x1="8.5cm" svg:y1="15.625cm" svg:x2="9cm" svg:y2="15.625cm">
          <text:p/>
        </draw:line>
        <draw:line draw:style-name="gr15" draw:text-style-name="P6" draw:layer="layout" svg:x1="8.625cm" svg:y1="15.75cm" svg:x2="8.875cm" svg:y2="15.75cm">
          <text:p/>
        </draw:line>
        <draw:frame draw:style-name="gr25" draw:text-style-name="P11" draw:layer="layout" svg:width="1.508cm" svg:height="0.753cm" svg:x="9cm" svg:y="15.275cm">
          <draw:text-box>
            <text:p><text:span text:style-name="T2">GND</text:span></text:p>
          </draw:text-box>
        </draw:frame>
        <draw:line draw:style-name="gr15" draw:text-style-name="P6" draw:layer="layout" svg:x1="16.105cm" svg:y1="15.325cm" svg:x2="16.105cm" svg:y2="15.45cm">
          <text:p/>
        </draw:line>
        <draw:line draw:style-name="gr15" draw:text-style-name="P6" draw:layer="layout" svg:x1="15.605cm" svg:y1="15.45cm" svg:x2="16.605cm" svg:y2="15.45cm">
          <text:p/>
        </draw:line>
        <draw:line draw:style-name="gr15" draw:text-style-name="P6" draw:layer="layout" svg:x1="15.73cm" svg:y1="15.575cm" svg:x2="16.48cm" svg:y2="15.575cm">
          <text:p/>
        </draw:line>
        <draw:line draw:style-name="gr15" draw:text-style-name="P6" draw:layer="layout" svg:x1="15.855cm" svg:y1="15.7cm" svg:x2="16.355cm" svg:y2="15.7cm">
          <text:p/>
        </draw:line>
        <draw:line draw:style-name="gr15" draw:text-style-name="P6" draw:layer="layout" svg:x1="15.98cm" svg:y1="15.825cm" svg:x2="16.23cm" svg:y2="15.825cm">
          <text:p/>
        </draw:line>
        <draw:line draw:style-name="gr15" draw:text-style-name="P6" draw:layer="layout" svg:x1="16.105cm" svg:y1="15.325cm" svg:x2="16.105cm" svg:y2="15.45cm">
          <text:p/>
        </draw:line>
        <draw:line draw:style-name="gr15" draw:text-style-name="P6" draw:layer="layout" svg:x1="15.605cm" svg:y1="15.45cm" svg:x2="16.605cm" svg:y2="15.45cm">
          <text:p/>
        </draw:line>
        <draw:line draw:style-name="gr15" draw:text-style-name="P6" draw:layer="layout" svg:x1="15.73cm" svg:y1="15.575cm" svg:x2="16.48cm" svg:y2="15.575cm">
          <text:p/>
        </draw:line>
        <draw:line draw:style-name="gr15" draw:text-style-name="P6" draw:layer="layout" svg:x1="15.855cm" svg:y1="15.7cm" svg:x2="16.355cm" svg:y2="15.7cm">
          <text:p/>
        </draw:line>
        <draw:line draw:style-name="gr15" draw:text-style-name="P6" draw:layer="layout" svg:x1="15.98cm" svg:y1="15.825cm" svg:x2="16.23cm" svg:y2="15.825cm">
          <text:p/>
        </draw:line>
        <draw:frame draw:style-name="gr25" draw:text-style-name="P11" draw:layer="layout" svg:width="1.508cm" svg:height="0.753cm" svg:x="16.375cm" svg:y="15.325cm">
          <draw:text-box>
            <text:p><text:span text:style-name="T2">GND</text:span></text:p>
          </draw:text-box>
        </draw:frame>
        <draw:custom-shape draw:style-name="gr26" draw:text-style-name="P6" draw:layer="layout" svg:width="0.504cm" svg:height="0.5cm" svg:x="15.855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6.109cm" svg:y1="11.825cm" svg:x2="16.109cm" svg:y2="12.325cm">
          <text:p/>
        </draw:line>
        <draw:frame draw:style-name="gr24" draw:text-style-name="P11" draw:layer="layout" svg:width="1.614cm" svg:height="0.753cm" svg:x="15.355cm" svg:y="10.6cm">
          <draw:text-box>
            <text:p><text:span text:style-name="T2">5VDC</text:span></text:p>
          </draw:text-box>
        </draw:frame>
        <draw:line draw:style-name="gr15" draw:text-style-name="P6" draw:layer="layout" svg:x1="3.605cm" svg:y1="15.325cm" svg:x2="3.605cm" svg:y2="15.45cm">
          <text:p/>
        </draw:line>
        <draw:line draw:style-name="gr15" draw:text-style-name="P6" draw:layer="layout" svg:x1="3.105cm" svg:y1="15.45cm" svg:x2="4.105cm" svg:y2="15.45cm">
          <text:p/>
        </draw:line>
        <draw:line draw:style-name="gr15" draw:text-style-name="P6" draw:layer="layout" svg:x1="3.23cm" svg:y1="15.575cm" svg:x2="3.98cm" svg:y2="15.575cm">
          <text:p/>
        </draw:line>
        <draw:line draw:style-name="gr15" draw:text-style-name="P6" draw:layer="layout" svg:x1="3.355cm" svg:y1="15.7cm" svg:x2="3.855cm" svg:y2="15.7cm">
          <text:p/>
        </draw:line>
        <draw:line draw:style-name="gr15" draw:text-style-name="P6" draw:layer="layout" svg:x1="3.48cm" svg:y1="15.825cm" svg:x2="3.73cm" svg:y2="15.825cm">
          <text:p/>
        </draw:line>
        <draw:line draw:style-name="gr15" draw:text-style-name="P6" draw:layer="layout" svg:x1="3.605cm" svg:y1="15.325cm" svg:x2="3.605cm" svg:y2="15.45cm">
          <text:p/>
        </draw:line>
        <draw:line draw:style-name="gr15" draw:text-style-name="P6" draw:layer="layout" svg:x1="3.105cm" svg:y1="15.45cm" svg:x2="4.105cm" svg:y2="15.45cm">
          <text:p/>
        </draw:line>
        <draw:line draw:style-name="gr15" draw:text-style-name="P6" draw:layer="layout" svg:x1="3.23cm" svg:y1="15.575cm" svg:x2="3.98cm" svg:y2="15.575cm">
          <text:p/>
        </draw:line>
        <draw:line draw:style-name="gr15" draw:text-style-name="P6" draw:layer="layout" svg:x1="3.355cm" svg:y1="15.7cm" svg:x2="3.855cm" svg:y2="15.7cm">
          <text:p/>
        </draw:line>
        <draw:line draw:style-name="gr15" draw:text-style-name="P6" draw:layer="layout" svg:x1="3.48cm" svg:y1="15.825cm" svg:x2="3.73cm" svg:y2="15.825cm">
          <text:p/>
        </draw:line>
        <draw:frame draw:style-name="gr25" draw:text-style-name="P11" draw:layer="layout" svg:width="1.508cm" svg:height="0.753cm" svg:x="3.875cm" svg:y="15.325cm">
          <draw:text-box>
            <text:p><text:span text:style-name="T2">GND</text:span></text:p>
          </draw:text-box>
        </draw:frame>
        <draw:custom-shape draw:style-name="gr26" draw:text-style-name="P6" draw:layer="layout" svg:width="0.504cm" svg:height="0.5cm" svg:x="3.355cm" svg:y="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3.609cm" svg:y1="6.825cm" svg:x2="3.609cm" svg:y2="7.325cm">
          <text:p/>
        </draw:line>
        <draw:frame draw:style-name="gr24" draw:text-style-name="P11" draw:layer="layout" svg:width="1.614cm" svg:height="0.753cm" svg:x="2.855cm" svg:y="5.6cm">
          <draw:text-box>
            <text:p><text:span text:style-name="T2">5VDC</text:span></text:p>
          </draw:text-box>
        </draw:frame>
        <draw:frame draw:style-name="gr27" draw:text-style-name="P12" draw:layer="layout" svg:width="9.498cm" svg:height="1.204cm" svg:x="10.75cm" svg:y="1.796cm">
          <draw:text-box>
            <text:p><text:span text:style-name="T4">PID LINE FOLLOWER</text:span></text:p>
          </draw:text-box>
        </draw:frame>
        <draw:line draw:style-name="gr15" draw:text-style-name="P6" draw:layer="layout" svg:x1="14.5cm" svg:y1="14.5cm" svg:x2="14.5cm" svg:y2="17.75cm">
          <text:p/>
        </draw:line>
        <draw:line draw:style-name="gr15" draw:text-style-name="P6" draw:layer="layout" svg:x1="14.5cm" svg:y1="14.5cm" svg:x2="15.122cm" svg:y2="14.504cm">
          <text:p/>
        </draw:line>
        <draw:line draw:style-name="gr14" draw:text-style-name="P6" draw:layer="layout" svg:x1="14.878cm" svg:y1="15.077cm" svg:x2="14.882cm" svg:y2="18.479cm">
          <text:p/>
        </draw:line>
        <draw:line draw:style-name="gr14" draw:text-style-name="P6" draw:layer="layout" svg:x1="14.878cm" svg:y1="15.077cm" svg:x2="15.113cm" svg:y2="15.08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1T09:08:00.456000000</meta:creation-date>
    <dc:date>2022-11-17T16:56:16.130000000</dc:date>
    <meta:editing-duration>PT27M38S</meta:editing-duration>
    <meta:editing-cycles>6</meta:editing-cycles>
    <meta:generator>LibreOffice/7.2.2.2$Windows_X86_64 LibreOffice_project/02b2acce88a210515b4a5bb2e46cbfb63fe97d56</meta:generator>
    <meta:document-statistic meta:object-count="86"/>
  </office:meta>
</office:document-meta>
</file>